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1919"/>
    </style:style>
    <style:style style:name="P2" style:family="paragraph" style:parent-style-name="Text_20_body">
      <style:text-properties officeooo:rsid="001f3ef0" officeooo:paragraph-rsid="001f3ef0"/>
    </style:style>
    <style:style style:name="P3" style:family="paragraph" style:parent-style-name="Text_20_body">
      <style:text-properties officeooo:rsid="00205009" officeooo:paragraph-rsid="00205009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05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Tenemos un módulo de memoria de 16GiB de capacidad. Si se conecta a un bus de datos de 32b, determina:</text:p>
      <text:p text:style-name="P2">Pasaríamos los bytes a bits de la siguiente forma → 16= <text:span text:style-name="T1">2⁴ y como son GiB sería = 2^30</text:span></text:p>
      <text:p text:style-name="P3">Entonces tendríamos 2⁴ * 2^30 = 2^34 bits</text:p>
      <text:p text:style-name="P1">a) El número de posiciones de memoria. </text:p>
      <text:p text:style-name="P1"><text:line-break/>b) El ancho de la memoria.<text:line-break/>c) El número de bits de bus de direcciones.</text:p>
      <text:p text:style-name="Text_20_body"/>
      <text:p text:style-name="Text_20_body">2. Suponemos un sistema informático con una CPU de 64b. Nos indican que el bus de direcciones es de 36b.</text:p>
      <text:p text:style-name="P4">a)¿Cuál es la máxima capacidad de memoria direccionable? <text:line-break/>b)¿Cuántas posiciones tendría esa memoria? </text:p>
      <text:p text:style-name="P4">c)¿Cuál sería el ancho del bus de datos? </text:p>
      <text:p text:style-name="Text_20_body"/>
      <text:p text:style-name="Text_20_body">3. Queremos conectar la máxima memoria posible a una CPU de ancho de bus de datos de 128b. Si el bus de direcciones es de 38b:</text:p>
      <text:p text:style-name="Text_20_body">a) ¿Cuál es la capacidad de memoria? ¿Cuantas posiciones de memoria necesitamos? <text:line-break/>b) Si la placa tiene 8 zócalos para memoria DIMM de 64b, ¿Cuál es la capacidad de cada módulo? ¿Cuantas posiciones de memoria contiene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11:52:13.702775181</meta:creation-date>
    <dc:date>2020-11-17T14:11:52.322666414</dc:date>
    <meta:editing-duration>PT1H28M12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0" meta:word-count="175" meta:character-count="931" meta:non-whitespace-character-count="762"/>
  </office:meta>
</office:document-meta>
</file>